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634f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634f0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798a8" officeooo:paragraph-rsid="001798a8"/>
    </style:style>
    <style:style style:name="P4" style:family="paragraph" style:parent-style-name="Standard">
      <style:text-properties fo:font-style="italic" officeooo:rsid="001798a8" officeooo:paragraph-rsid="001798a8" style:font-style-asian="italic" style:font-style-complex="italic"/>
    </style:style>
    <style:style style:name="P5" style:family="paragraph" style:parent-style-name="Standard">
      <style:text-properties fo:font-style="italic" officeooo:rsid="00182708" officeooo:paragraph-rsid="00182708" style:font-style-asian="italic" style:font-style-complex="italic"/>
    </style:style>
    <style:style style:name="P6" style:family="paragraph" style:parent-style-name="Standard">
      <style:text-properties fo:font-style="italic" officeooo:rsid="001b7fe9" officeooo:paragraph-rsid="001b7fe9" style:font-style-asian="italic" style:font-style-complex="italic"/>
    </style:style>
    <style:style style:name="P7" style:family="paragraph" style:parent-style-name="Standard">
      <style:text-properties fo:font-style="italic" officeooo:rsid="001d5bcd" officeooo:paragraph-rsid="001d5bcd" style:font-style-asian="italic" style:font-style-complex="italic"/>
    </style:style>
    <style:style style:name="P8" style:family="paragraph" style:parent-style-name="Standard">
      <style:text-properties fo:font-style="italic" officeooo:rsid="001d5bcd" officeooo:paragraph-rsid="001e1415" style:font-style-asian="italic" style:font-style-complex="italic"/>
    </style:style>
    <style:style style:name="P9" style:family="paragraph" style:parent-style-name="Standard">
      <style:text-properties fo:font-style="normal" officeooo:rsid="001798a8" officeooo:paragraph-rsid="001798a8" style:font-style-asian="normal" style:font-style-complex="normal"/>
    </style:style>
    <style:style style:name="P10" style:family="paragraph" style:parent-style-name="Standard">
      <style:text-properties fo:font-style="normal" officeooo:rsid="00182708" officeooo:paragraph-rsid="00182708" style:font-style-asian="normal" style:font-style-complex="normal"/>
    </style:style>
    <style:style style:name="P11" style:family="paragraph" style:parent-style-name="Standard">
      <style:text-properties fo:font-style="normal" officeooo:rsid="0019dc53" officeooo:paragraph-rsid="0019dc53" style:font-style-asian="normal" style:font-style-complex="normal"/>
    </style:style>
    <style:style style:name="P12" style:family="paragraph" style:parent-style-name="Standard">
      <style:text-properties fo:font-style="normal" officeooo:rsid="001b7fe9" officeooo:paragraph-rsid="001b7fe9" style:font-style-asian="normal" style:font-style-complex="normal"/>
    </style:style>
    <style:style style:name="P13" style:family="paragraph" style:parent-style-name="Standard">
      <style:text-properties fo:font-style="normal" officeooo:rsid="001d5bcd" officeooo:paragraph-rsid="001d5bcd" style:font-style-asian="normal" style:font-style-complex="normal"/>
    </style:style>
    <style:style style:name="P14" style:family="paragraph" style:parent-style-name="Standard">
      <style:text-properties fo:font-style="normal" officeooo:rsid="001e1415" officeooo:paragraph-rsid="001e1415" style:font-style-asian="normal" style:font-style-complex="normal"/>
    </style:style>
    <style:style style:name="P15" style:family="paragraph" style:parent-style-name="Standard">
      <style:text-properties fo:font-style="italic" officeooo:rsid="001b7fe9" officeooo:paragraph-rsid="001b7fe9" style:font-style-asian="italic" style:font-style-complex="italic"/>
    </style:style>
    <style:style style:name="P16" style:family="paragraph" style:parent-style-name="Standard">
      <style:text-properties fo:font-style="italic" officeooo:rsid="0022ccfa" officeooo:paragraph-rsid="0022ccfa" style:font-style-asian="italic" style:font-style-complex="italic"/>
    </style:style>
    <style:style style:name="P17" style:family="paragraph" style:parent-style-name="Preformatted_20_Text">
      <style:text-properties fo:font-style="normal" officeooo:rsid="00182708" officeooo:paragraph-rsid="00182708" style:font-style-asian="normal" style:font-style-complex="normal"/>
    </style:style>
    <style:style style:name="T1" style:family="text">
      <style:text-properties officeooo:rsid="001634f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2708" style:font-style-asian="normal" style:font-style-complex="normal"/>
    </style:style>
    <style:style style:name="T4" style:family="text">
      <style:text-properties fo:font-style="normal" officeooo:rsid="0021622f" style:font-style-asian="normal" style:font-style-complex="normal"/>
    </style:style>
    <style:style style:name="T5" style:family="text">
      <style:text-properties fo:font-style="normal" officeooo:rsid="0022ccfa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fcdc9" style:font-style-asian="normal" style:font-weight-asian="bold" style:font-style-complex="normal" style:font-weight-complex="bold"/>
    </style:style>
    <style:style style:name="T8" style:family="text">
      <style:text-properties officeooo:rsid="00182708"/>
    </style:style>
    <style:style style:name="T9" style:family="text">
      <style:text-properties officeooo:rsid="001d5bcd"/>
    </style:style>
    <style:style style:name="T10" style:family="text">
      <style:text-properties officeooo:rsid="001e1415"/>
    </style:style>
    <style:style style:name="T11" style:family="text">
      <style:text-properties officeooo:rsid="0021622f"/>
    </style:style>
    <style:style style:name="T12" style:family="text">
      <style:text-properties officeooo:rsid="00220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<text:span text:style-name="T1">C</text:span></text:p>
      <text:p text:style-name="P1"/>
      <text:p text:style-name="P1"/>
      <text:p text:style-name="P3">Test du type de caractères alphanumériques : par le code ASCII (simple) ou par regex (overkill)</text:p>
      <text:p text:style-name="P3"/>
      <text:p text:style-name="P4">strcat(a,b) <text:span text:style-name="T2">pour concaténer</text:span></text:p>
      <text:p text:style-name="P4">memcpy(a,b,size)<text:span text:style-name="T2"> pour copier</text:span></text:p>
      <text:p text:style-name="P9"/>
      <text:p text:style-name="P9"><text:tab/>possibilité de mettre des offset pour b :</text:p>
      <text:p text:style-name="P4"><text:span text:style-name="T2"><text:tab/></text:span>memcpy(a,&amp;b[i+2],7);</text:p>
      <text:p text:style-name="P9"/>
      <text:p text:style-name="P4"><text:span text:style-name="T2">Pour désactiver l'affichage dans </text:span>stdout<text:span text:style-name="T2"> : marche qu'une seule fois par contre, ça bug si on veut le <text:tab/>refaire sur la fonction d'après...</text:span></text:p>
      <text:p text:style-name="P9"><text:tab/></text:p>
      <text:p text:style-name="P4"/>
      <text:p text:style-name="P4">int old_<text:span text:style-name="T8">stdout = dup(1); </text:span><text:span text:style-name="T3">//duplication du flux 1 ?</text:span></text:p>
      <text:p text:style-name="P5">freopen("/dev/null","w",stdout); <text:span text:style-name="T2">//stdout =&gt; /dev/null</text:span></text:p>
      <text:p text:style-name="P10"/>
      <text:p text:style-name="P5">printf("Ne sera pas écrit");</text:p>
      <text:p text:style-name="P10"/>
      <text:p text:style-name="P5">fclose(stdout);<text:tab/><text:span text:style-name="T2"><text:tab/><text:tab/> <text:s text:c="2"/><text:tab/>// on ferme l'ancien</text:span></text:p>
      <text:p text:style-name="P5">stdout = fdopen(old_stdout,"w"); <text:span text:style-name="T2"><text:tab/>// on rétablit l'ancien avec le droit d'écriture (</text:span><text:span text:style-name="T6">peut-être pas de <text:tab/><text:tab/><text:tab/><text:tab/><text:tab/><text:tab/>lecture, d'où le bug ????</text:span><text:span text:style-name="T7"> ça n'a pas de sens</text:span><text:span text:style-name="T2">)</text:span></text:p>
      <text:p text:style-name="P10"/>
      <text:p text:style-name="P17"/>
      <text:p text:style-name="P11">int atoi(const char *str) <text:span text:style-name="T12">// </text:span>=&gt; <text:span text:style-name="T12"><text:s/>string to int. Version simple, peu configurable.</text:span></text:p>
      <text:p text:style-name="P11"/>
      <text:p text:style-name="P6"><text:span text:style-name="T4">long int </text:span><text:span text:style-name="T2">strtol(</text:span><text:span text:style-name="T4">const char *str, char **endptr, int base</text:span><text:span text:style-name="T2">)</text:span><text:span text:style-name="T4"> // </text:span><text:span text:style-name="T2">=&gt; string to long (</text:span>on peut ensuite caster un <text:span text:style-name="T11"><text:tab/></text:span>entier dans un char par exemple<text:span text:style-name="T2">)</text:span><text:span text:style-name="T4">. endptr peut valoir NULL, ça sera un pointeur vers le <text:tab/>caractère juste après une valeur numérique.</text:span></text:p>
      <text:p text:style-name="P16"><text:span text:style-name="T5"><text:tab/></text:span>base<text:span text:style-name="T2"> peut être utile pour du binaire en particulier.</text:span></text:p>
      <text:p text:style-name="P12"/>
      <text:p text:style-name="P6"/>
      <text:p text:style-name="P12">goto label;</text:p>
      <text:p text:style-name="P12">label:</text:p>
      <text:p text:style-name="P6"><text:span text:style-name="T2"><text:tab/></text:span>code</text:p>
      <text:p text:style-name="P12"/>
      <text:p text:style-name="P12"/>
      <text:p text:style-name="P12">Récupération d'input stdin de façon sécurisée :</text:p>
      <text:p text:style-name="P12"/>
      <text:p text:style-name="P6"><text:tab/><text:span text:style-name="T9">if ( fgets(line,sizeof(line),stdin) ) {</text:span></text:p>
      <text:p text:style-name="P8"><text:tab/><text:tab/>if(1 == sscanf(line, "%s")){<text:span text:style-name="T10"><text:tab/><text:tab/>//on vérifie le type; %s deviendra%d, etc.</text:span></text:p>
      <text:p text:style-name="P7"><text:tab/><text:tab/><text:tab/>printf("%s\n",line);<text:span text:style-name="T10"><text:tab/><text:tab/></text:span></text:p>
      <text:p text:style-name="P7"><text:tab/><text:tab/>}</text:p>
      <text:p text:style-name="P7"><text:tab/>}</text:p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46:37.993522075</meta:creation-date>
    <dc:date>2016-10-12T19:15:22.016249636</dc:date>
    <meta:editing-duration>PT1H58M59S</meta:editing-duration>
    <meta:editing-cycles>8</meta:editing-cycles>
    <meta:generator>LibreOffice/5.2.2.2.0$Linux_X86_64 LibreOffice_project/20m0$Build-2</meta:generator>
    <meta:document-statistic meta:table-count="0" meta:image-count="0" meta:object-count="0" meta:page-count="1" meta:paragraph-count="25" meta:word-count="197" meta:character-count="1277" meta:non-whitespace-character-count="1070"/>
  </office:meta>
</office:document-meta>
</file>